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6.0722in" style:use-optimal-column-width="false"/>
    </style:style>
    <style:style style:name="Table2" style:family="table">
      <style:table-properties style:width="6.0722in" fo:margin-left="0in" table:align="left"/>
    </style:style>
    <style:style style:name="TableRow4" style:family="table-row">
      <style:table-row-properties style:min-row-height="0.377in" style:use-optimal-row-height="false"/>
    </style:style>
    <style:style style:name="TableCell5" style:family="table-cell">
      <style:table-cell-properties fo:border-top="0.0034in solid #000000" fo:border-left="0.0138in solid #808080" fo:border-bottom="0.0034in solid #000000" fo:border-right="0.0034in solid #000000" fo:background-color="#FFFFFF" style:writing-mode="lr-tb" fo:padding-top="0in" fo:padding-left="0.0805in" fo:padding-bottom="0in" fo:padding-right="0.0805in"/>
    </style:style>
    <style:style style:name="P6" style:parent-style-name="Normal" style:family="paragraph">
      <style:paragraph-properties fo:text-align="center"/>
    </style:style>
    <style:style style:name="T7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16pt" style:font-size-asian="16pt"/>
    </style:style>
    <style:style style:name="TableRow8" style:family="table-row">
      <style:table-row-properties style:min-row-height="1.8131in" style:use-optimal-row-height="false"/>
    </style:style>
    <style:style style:name="TableCell9" style:family="table-cell">
      <style:table-cell-properties fo:border-top="0.0034in solid #000000" fo:border-left="0.0138in solid #80808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</style:style>
    <style:style style:name="T11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2" style:parent-style-name="Normal" style:family="paragraph">
      <style:paragraph-properties fo:text-align="center"/>
    </style:style>
    <style:style style:name="T13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4" style:parent-style-name="Normal" style:family="paragraph">
      <style:paragraph-properties fo:text-align="center"/>
    </style:style>
    <style:style style:name="T15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6" style:parent-style-name="Normal" style:family="paragraph">
      <style:paragraph-properties fo:text-align="center"/>
    </style:style>
    <style:style style:name="T17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8" style:parent-style-name="Normal" style:family="paragraph">
      <style:paragraph-properties fo:text-align="center"/>
    </style:style>
    <style:style style:name="TableRow19" style:family="table-row">
      <style:table-row-properties style:min-row-height="0.9993in" style:use-optimal-row-height="false"/>
    </style:style>
    <style:style style:name="TableCell20" style:family="table-cell">
      <style:table-cell-properties fo:border-top="0.0034in solid #000000" fo:border-left="0.0138in solid #808080" fo:border-bottom="0.0034in solid #000000" fo:border-right="0.0034in solid #000000" fo:background-color="#FFFFFF" style:writing-mode="lr-tb" fo:padding-top="0in" fo:padding-left="0.0805in" fo:padding-bottom="0in" fo:padding-right="0.0805in"/>
    </style:style>
    <style:style style:name="P21" style:parent-style-name="Normal" style:family="paragraph">
      <style:paragraph-properties fo:text-align="center"/>
    </style:style>
    <style:style style:name="T22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28pt" style:font-size-asian="28pt"/>
    </style:style>
    <style:style style:name="T23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28pt" style:font-size-asian="28pt"/>
    </style:style>
    <style:style style:name="P24" style:parent-style-name="Normal" style:family="paragraph">
      <style:paragraph-properties fo:text-align="center" fo:margin-top="0.1388in" fo:margin-bottom="0.1388in" fo:line-height="115%"/>
    </style:style>
    <style:style style:name="T25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6" style:parent-style-name="Normal" style:family="paragraph">
      <style:paragraph-properties fo:text-align="center" fo:margin-top="0.1388in" fo:margin-bottom="0.1388in" fo:line-height="115%"/>
    </style:style>
    <style:style style:name="T27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8" style:parent-style-name="Normal" style:family="paragraph">
      <style:paragraph-properties fo:text-align="center" fo:margin-top="0.1388in" fo:margin-bottom="0.1388in" fo:line-height="115%"/>
    </style:style>
    <style:style style:name="T29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30" style:parent-style-name="Normal" style:family="paragraph">
      <style:paragraph-properties fo:text-align="center" fo:margin-top="0.1388in" fo:margin-bottom="0.1388in" fo:line-height="115%"/>
    </style:style>
    <style:style style:name="T31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32" style:parent-style-name="Normal" style:family="paragraph">
      <style:paragraph-properties fo:text-align="center" fo:margin-top="0.1388in" fo:margin-bottom="0.1388in" fo:line-height="115%"/>
    </style:style>
    <style:style style:name="P33" style:parent-style-name="Normal" style:family="paragraph">
      <style:paragraph-properties fo:text-align="center" fo:margin-top="0.1388in" fo:margin-bottom="0.1388in" fo:line-height="115%"/>
    </style:style>
    <style:style style:name="P34" style:parent-style-name="Normal" style:family="paragraph">
      <style:paragraph-properties fo:margin-top="0.1388in" fo:margin-bottom="0.1388in" fo:line-height="115%"/>
    </style:style>
    <style:style style:name="P35" style:parent-style-name="Normal" style:family="paragraph">
      <style:paragraph-properties fo:margin-top="0.1388in" fo:line-height="115%"/>
    </style:style>
    <style:style style:name="T36" style:parent-style-name="VarsayılanParagrafYazıTipi" style:family="text">
      <style:text-properties style:font-name="Times New Roman" fo:font-weight="bold" style:font-weight-asian="bold" fo:text-transform="uppercase" fo:color="#FFFFFF" fo:background-color="#4F81BD"/>
    </style:style>
    <style:style style:name="P37" style:parent-style-name="Normal" style:family="paragraph">
      <style:paragraph-properties fo:margin-top="0.1388in" fo:line-height="115%"/>
    </style:style>
    <style:style style:name="T38" style:parent-style-name="VarsayılanParagrafYazıTipi" style:family="text">
      <style:text-properties style:font-name="Times New Roman" fo:text-transform="uppercase" fo:background-color="#DBE5F1"/>
    </style:style>
    <style:style style:name="P39" style:parent-style-name="Normal" style:family="paragraph">
      <style:paragraph-properties fo:text-align="justify" fo:margin-top="0.1388in" fo:line-height="115%"/>
    </style:style>
    <style:style style:name="T40" style:parent-style-name="VarsayılanParagrafYazıTipi" style:family="text">
      <style:text-properties style:font-name="Times New Roman" fo:font-size="12pt" style:font-size-asian="12pt"/>
    </style:style>
    <style:style style:name="T41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42" style:parent-style-name="VarsayılanParagrafYazıTipi" style:family="text">
      <style:text-properties style:font-name="Times New Roman" fo:font-size="12pt" style:font-size-asian="12pt"/>
    </style:style>
    <style:style style:name="T43" style:parent-style-name="VarsayılanParagrafYazıTipi" style:family="text">
      <style:text-properties style:font-name="Times New Roman" fo:font-size="12pt" style:font-size-asian="12pt"/>
    </style:style>
    <style:style style:name="P44" style:parent-style-name="Normal" style:family="paragraph">
      <style:paragraph-properties fo:margin-top="0.1388in" fo:line-height="115%"/>
    </style:style>
    <style:style style:name="P45" style:parent-style-name="Normal" style:family="paragraph">
      <style:paragraph-properties fo:margin-top="0.1388in" fo:line-height="115%"/>
    </style:style>
    <style:style style:name="P46" style:parent-style-name="Normal" style:family="paragraph">
      <style:paragraph-properties fo:margin-top="0.1388in" fo:line-height="115%"/>
    </style:style>
    <style:style style:name="T47" style:parent-style-name="VarsayılanParagrafYazıTipi" style:family="text">
      <style:text-properties style:font-name="Times New Roman" fo:text-transform="uppercase" fo:background-color="#DBE5F1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T50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T53" style:parent-style-name="VarsayılanParagrafYazıTipi" style:family="text">
      <style:text-properties style:font-name="Times New Roman" fo:font-size="12pt" style:font-size-asian="12pt"/>
    </style:style>
    <style:style style:name="T54" style:parent-style-name="VarsayılanParagrafYazıTipi" style:family="text">
      <style:text-properties style:font-name="Times New Roman" fo:font-size="12pt" style:font-size-asian="12pt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T57" style:parent-style-name="VarsayılanParagrafYazıTipi" style:family="text">
      <style:text-properties style:font-name="Times New Roman" fo:font-size="12pt" style:font-size-asian="12pt"/>
    </style:style>
    <style:style style:name="T58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T61" style:parent-style-name="VarsayılanParagrafYazıTipi" style:family="text">
      <style:text-properties style:font-name="Times New Roman" fo:color="#231F20" fo:font-size="12pt" style:font-size-asian="12pt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T64" style:parent-style-name="VarsayılanParagrafYazıTipi" style:family="text">
      <style:text-properties style:font-name="Times New Roman" fo:color="#231F20"/>
    </style:style>
    <style:style style:name="T65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T66" style:parent-style-name="VarsayılanParagrafYazıTipi" style:family="text">
      <style:text-properties style:font-name="Courier New" style:font-name-asian="Courier New" style:font-name-complex="Courier New" fo:color="#231F20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text-align="justify"/>
    </style:style>
    <style:style style:name="T69" style:parent-style-name="VarsayılanParagrafYazıTipi" style:family="text">
      <style:text-properties style:font-name="Times New Roman" fo:font-size="12pt" style:font-size-asian="12pt"/>
    </style:style>
    <style:style style:name="T70" style:parent-style-name="VarsayılanParagrafYazıTipi" style:family="text">
      <style:text-properties style:font-name="Times New Roman" fo:font-size="12pt" style:font-size-asian="12pt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justify"/>
    </style:style>
    <style:style style:name="T73" style:parent-style-name="VarsayılanParagrafYazıTipi" style:family="text">
      <style:text-properties style:font-name="Times New Roman" fo:font-size="12pt" style:font-size-asian="12pt"/>
    </style:style>
    <style:style style:name="T74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P75" style:parent-style-name="Normal" style:family="paragraph">
      <style:paragraph-properties fo:text-align="justify"/>
    </style:style>
    <style:style style:name="P76" style:parent-style-name="Normal" style:family="paragraph">
      <style:paragraph-properties fo:margin-top="0.1388in" fo:line-height="115%"/>
    </style:style>
    <style:style style:name="T77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78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79" style:parent-style-name="VarsayılanParagrafYazıTipi" style:family="text">
      <style:text-properties style:font-name="Times New Roman" fo:font-size="12pt" style:font-size-asian="12pt"/>
    </style:style>
    <style:style style:name="T80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81" style:parent-style-name="VarsayılanParagrafYazıTipi" style:family="text">
      <style:text-properties style:font-name="Times New Roman" fo:font-size="12pt" style:font-size-asian="12pt"/>
    </style:style>
    <style:style style:name="T82" style:parent-style-name="VarsayılanParagrafYazıTipi" style:family="text">
      <style:text-properties style:font-name="Times New Roman" fo:font-size="12pt" style:font-size-asian="12pt"/>
    </style:style>
    <style:style style:name="T83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84" style:parent-style-name="VarsayılanParagrafYazıTipi" style:family="text">
      <style:text-properties style:font-name="Times New Roman" fo:font-size="12pt" style:font-size-asian="12pt"/>
    </style:style>
    <style:style style:name="T85" style:parent-style-name="VarsayılanParagrafYazıTipi" style:family="text">
      <style:text-properties style:font-name="Times New Roman" fo:font-size="12pt" style:font-size-asian="12pt"/>
    </style:style>
    <style:style style:name="P86" style:parent-style-name="Normal" style:family="paragraph">
      <style:paragraph-properties fo:margin-top="0.1388in" fo:margin-bottom="0.1388in" fo:line-height="115%"/>
    </style:style>
    <style:style style:name="TableColumn88" style:family="table-column">
      <style:table-column-properties style:column-width="6.077in" style:use-optimal-column-width="false"/>
    </style:style>
    <style:style style:name="Table87" style:family="table">
      <style:table-properties style:width="6.077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34in solid #000080" fo:background-color="#FFFFFF" style:writing-mode="lr-tb" fo:padding-top="0in" fo:padding-left="0.075in" fo:padding-bottom="0in" fo:padding-right="0.075in"/>
    </style:style>
    <style:style style:name="P9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9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9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9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9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0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1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2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3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3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3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3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3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3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4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4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4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5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7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7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8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8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9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9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0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7" style:parent-style-name="VarsayılanParagrafYazıTipi" style:family="text">
      <style:text-properties style:font-name-asian="Calibri" style:font-name-complex="Calibri" fo:font-weight="bold" style:font-weight-asian="bold" fo:color="#008000" fo:font-size="10pt" style:font-size-asian="10pt" fo:background-color="#FFFF00"/>
    </style:style>
    <style:style style:name="T208" style:parent-style-name="VarsayılanParagrafYazıTipi" style:family="text">
      <style:text-properties style:font-name-asian="Calibri" style:font-name-complex="Calibri" fo:font-weight="bold" style:font-weight-asian="bold" fo:color="#008000" fo:font-size="10pt" style:font-size-asian="10pt" fo:background-color="#FFFF00"/>
    </style:style>
    <style:style style:name="T20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1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1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3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3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3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35" style:parent-style-name="Normal" style:family="paragraph">
      <style:paragraph-properties fo:margin-top="0.1388in" fo:margin-bottom="0.1388in" fo:line-height="115%"/>
    </style:style>
    <style:style style:name="T236" style:parent-style-name="VarsayılanParagrafYazıTipi" style:family="text">
      <style:text-properties style:font-name="Times New Roman" fo:font-size="12pt" style:font-size-asian="12pt"/>
    </style:style>
    <style:style style:name="T237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238" style:parent-style-name="VarsayılanParagrafYazıTipi" style:family="text">
      <style:text-properties style:font-name="Times New Roman" fo:font-size="12pt" style:font-size-asian="12pt"/>
    </style:style>
    <style:style style:name="T239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240" style:parent-style-name="VarsayılanParagrafYazıTipi" style:family="text">
      <style:text-properties style:font-name="Times New Roman" fo:font-size="12pt" style:font-size-asian="12pt"/>
    </style:style>
    <style:style style:name="P241" style:parent-style-name="Normal" style:family="paragraph">
      <style:paragraph-properties fo:margin-top="0.1388in" fo:margin-bottom="0.1388in" fo:line-height="115%"/>
    </style:style>
    <style:style style:name="P242" style:parent-style-name="Normal" style:family="paragraph">
      <style:paragraph-properties fo:margin-top="0.1388in" fo:margin-bottom="0.1388in" fo:line-height="115%"/>
    </style:style>
    <style:style style:name="P243" style:parent-style-name="Normal" style:family="paragraph">
      <style:text-properties fo:language="en" fo:country="US" style:language-asian="en" style:country-asian="US"/>
    </style:style>
    <style:style style:name="P244" style:parent-style-name="Normal" style:family="paragraph">
      <style:text-properties fo:language="en" fo:country="US" style:language-asian="en" style:country-asian="US"/>
    </style:style>
    <style:style style:name="T245" style:parent-style-name="VarsayılanParagrafYazıTipi" style:family="text">
      <style:text-properties fo:font-weight="bold" style:font-weight-asian="bold"/>
    </style:style>
    <style:style style:name="P246" style:parent-style-name="Normal" style:family="paragraph">
      <style:text-properties fo:font-weight="bold" style:font-weight-asian="bold"/>
    </style:style>
    <style:style style:name="P247" style:parent-style-name="Normal" style:family="paragraph">
      <style:text-properties fo:font-weight="bold" style:font-weight-asian="bold"/>
    </style:style>
    <style:style style:name="P248" style:parent-style-name="Normal" style:family="paragraph">
      <style:text-properties fo:font-weight="bold" style:font-weight-asian="bold"/>
    </style:style>
    <style:style style:name="P249" style:parent-style-name="Normal" style:family="paragraph">
      <style:text-properties fo:font-weight="bold" style:font-weight-asian="bold"/>
    </style:style>
    <style:style style:name="T250" style:parent-style-name="VarsayılanParagrafYazıTipi" style:family="text">
      <style:text-properties fo:font-weight="bold" style:font-weight-asian="bold"/>
    </style:style>
    <style:style style:name="T251" style:parent-style-name="VarsayılanParagrafYazıTipi" style:family="text">
      <style:text-properties fo:font-weight="bold" style:font-weight-asian="bold"/>
    </style:style>
    <style:style style:name="P252" style:parent-style-name="ListeParagraf" style:family="paragraph"/>
    <style:style style:name="P253" style:parent-style-name="ListeParagraf" style:family="paragraph"/>
    <style:style style:name="P254" style:parent-style-name="ListeParagraf" style:family="paragraph"/>
    <style:style style:name="P255" style:parent-style-name="ListeParagraf" style:family="paragraph"/>
    <style:style style:name="P256" style:parent-style-name="ListeParagraf" style:family="paragraph"/>
    <style:style style:name="P257" style:parent-style-name="ListeParagraf" style:family="paragraph"/>
    <style:style style:name="P258" style:parent-style-name="ListeParagraf" style:family="paragraph"/>
    <style:style style:name="T259" style:parent-style-name="VarsayılanParagrafYazıTipi" style:family="text">
      <style:text-properties fo:font-weight="bold" style:font-weight-asian="bold"/>
    </style:style>
    <style:style style:name="P260" style:parent-style-name="ListeParagraf" style:family="paragraph"/>
    <style:style style:name="P261" style:parent-style-name="ListeParagraf" style:family="paragraph"/>
    <style:style style:name="P262" style:parent-style-name="ListeParagraf" style:family="paragraph"/>
    <style:style style:name="P263" style:parent-style-name="ListeParagraf" style:family="paragraph"/>
    <style:style style:name="P264" style:parent-style-name="ListeParagraf" style:family="paragraph"/>
    <style:style style:name="P265" style:parent-style-name="ListeParagraf" style:family="paragraph"/>
    <style:style style:name="T266" style:parent-style-name="VarsayılanParagrafYazıTipi" style:family="text">
      <style:text-properties fo:font-weight="bold" style:font-weight-asian="bold"/>
    </style:style>
    <style:style style:name="T267" style:parent-style-name="VarsayılanParagrafYazıTipi" style:family="text">
      <style:text-properties fo:font-weight="bold" style:font-weight-asian="bold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e6e0ec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DEU Computer EngIneerIng</text:span></text:p>
          </table:table-cell>
        </table:table-row>
        <table:table-row table:style-name="TableRow8">
          <table:table-cell table:style-name="TableCell9">
            <text:p text:style-name="P10"><text:span text:style-name="T11">CME2002</text:span></text:p>
            <text:p text:style-name="P12"><text:span text:style-name="T13">Data Organızatıon</text:span></text:p>
            <text:p text:style-name="P14"><text:span text:style-name="T15">&amp;</text:span></text:p>
            <text:p text:style-name="P16"><text:span text:style-name="T17">Management</text:span></text:p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Lab 2 – XML Attrıbute parsıng, JSON READıng &amp;</text:span><text:span text:style-name="T23"><text:s/>wrıtıng</text:span></text:p>
          </table:table-cell>
        </table:table-row>
      </table:table>
      <text:p text:style-name="P24"><text:span text:style-name="T25">Assoc. Prof. Dr. Adil ALPKOÇAK</text:span></text:p>
      <text:p text:style-name="P26"><text:span text:style-name="T27">DR. Mete Uğur AKDOĞAN</text:span></text:p>
      <text:p text:style-name="P28"><text:span text:style-name="T29">Mansur Alp TOÇOĞLU</text:span></text:p>
      <text:p text:style-name="P30"><text:span text:style-name="T31">Mehmet cengiz</text:span></text:p>
      <text:p text:style-name="P32"/>
      <text:p text:style-name="P33"/>
      <text:p text:style-name="P34"/>
      <text:p text:style-name="P35"><text:span text:style-name="T36">XML attrıbute HANDLING</text:span></text:p>
      <text:p text:style-name="P37"><text:span text:style-name="T38">IntroductIon</text:span></text:p>
      <text:p text:style-name="P39"><text:span text:style-name="T40">In this lab session, you will primarily learn how to read attributes in XML files in C. We will be using<text:s/></text:span><text:span text:style-name="T41">libxml2<text:s/></text:span><text:span text:style-name="T42">library<text:s/></text:span><text:span text:style-name="T43">for this purpose. First we will see how to set up this library so you can do it on your own computers as well.</text:span></text:p>
      <text:p text:style-name="P44"/>
      <text:p text:style-name="P45"/>
      <text:soft-page-break/>
      <text:p text:style-name="P46"><text:span text:style-name="T47">lIbxml2</text:span></text:p>
      <text:p text:style-name="P48"/>
      <text:p text:style-name="P49"><text:span text:style-name="T50">Step 1: Setup of libxml2</text:span></text:p>
      <text:p text:style-name="P51"/>
      <text:p text:style-name="P52"><text:span text:style-name="T53">This library can be easily installed with the package manager. But for our Debian distributions we first nee</text:span><text:span text:style-name="T54">d to update our package list with the following command:</text:span></text:p>
      <text:p text:style-name="P55"/>
      <text:p text:style-name="P56"><text:span text:style-name="T57"><text:tab/></text:span><text:span text:style-name="T58">sudo apt-get update</text:span></text:p>
      <text:p text:style-name="P59"/>
      <text:p text:style-name="P60"><text:span text:style-name="T61">After updating the packet list, we can install the library with this command:</text:span></text:p>
      <text:p text:style-name="P62"/>
      <text:p text:style-name="P63"><text:span text:style-name="T64"><text:tab/></text:span><text:span text:style-name="T65">sudo apt-get install libxml2-dev</text:span><text:span text:style-name="T66"><text:s/></text:span></text:p>
      <text:p text:style-name="P67"/>
      <text:p text:style-name="P68"><text:span text:style-name="T69">By default the library is setup under the following<text:s/></text:span><text:span text:style-name="T70">directory:</text:span></text:p>
      <text:p text:style-name="P71"/>
      <text:p text:style-name="P72"><text:span text:style-name="T73"><text:tab/></text:span><text:span text:style-name="T74">/usr/include/libxml2/libxml</text:span></text:p>
      <text:p text:style-name="P75"/>
      <text:p text:style-name="P76"/>
      <text:p text:style-name="Normal"><text:span text:style-name="T77">XML in Practice</text:span></text:p>
      <text:p text:style-name="Normal"/>
      <text:p text:style-name="Normal"><text:span text:style-name="T78">Step 2: Run the XML parse code.</text:span></text:p>
      <text:p text:style-name="Normal"/>
      <text:p text:style-name="Normal"><text:span text:style-name="T79">Below is a code snippet that reads an XML file, parses it and prints an output. Note that the code tires to read from a XML file named<text:s/></text:span><text:span text:style-name="T80">note.xml<text:s/></text:span><text:span text:style-name="T81">that is under the<text:s/></text:span><text:span text:style-name="T82">same folder with the code. Copy that code to a file named<text:s/></text:span><text:span text:style-name="T83">parse.c,<text:s/></text:span><text:span text:style-name="T84">fill the blanks, compile and run it. Inspect the output carefully. In order to compile a file, you have to include the following path:<text:s/></text:span></text:p>
      <text:p text:style-name="Normal"><text:span text:style-name="T85">-I/usr/include/libxml2 <text:s/>-lxml2.</text:span></text:p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#include &lt;stdio.h&gt;</text:span></text:p>
            <text:p text:style-name="P93"><text:span text:style-name="T94">#</text:span><text:span text:style-name="T95">include &lt;libxml/parser.h&gt;</text:span></text:p>
            <text:p text:style-name="P96"><text:span text:style-name="T97">#include &lt;libxml/tree.h&gt;</text:span></text:p>
            <text:p text:style-name="P98"/>
            <text:p text:style-name="P99"><text:span text:style-name="T100">static void print_element_names(xmlNode * a_node);</text:span></text:p>
            <text:p text:style-name="P101"/>
            <text:p text:style-name="P102"><text:span text:style-name="T103">int main()</text:span></text:p>
            <text:p text:style-name="P104"><text:span text:style-name="T105">{</text:span><text:span text:style-name="T106"><text:tab/></text:span></text:p>
            <text:p text:style-name="P107"><text:span text:style-name="T108"><text:tab/>xmlDoc *doc = NULL;</text:span></text:p>
            <text:p text:style-name="P109"><text:span text:style-name="T110"><text:tab/>xmlNode *root_element = NULL;</text:span></text:p>
            <text:p text:style-name="P111"><text:span text:style-name="T112"><text:tab/>const char *Filename = "note.xml";</text:span></text:p>
            <text:p text:style-name="P113"><text:span text:style-name="T114"><text:tab/>doc = xmlReadFile(Filename, NULL, 0);</text:span></text:p>
            <text:p text:style-name="P115"/>
            <text:p text:style-name="P116"><text:span text:style-name="T117"><text:tab/>if (doc =</text:span><text:span text:style-name="T118">= NULL)</text:span></text:p>
            <text:p text:style-name="P119"><text:span text:style-name="T120"><text:tab/>{</text:span></text:p>
            <text:p text:style-name="P121"><text:span text:style-name="T122"><text:tab/></text:span><text:span text:style-name="T123"><text:tab/>printf("error: could not parse file %s\n", Filename);</text:span></text:p>
            <text:p text:style-name="P124"><text:span text:style-name="T125"><text:tab/>}</text:span></text:p>
            <text:p text:style-name="P126"><text:span text:style-name="T127"><text:tab/>else</text:span></text:p>
            <text:p text:style-name="P128"><text:span text:style-name="T129"><text:tab/>{</text:span></text:p>
            <text:p text:style-name="P130"><text:span text:style-name="T131"><text:tab/></text:span><text:span text:style-name="T132"><text:tab/>/* Get the root element node*/</text:span></text:p>
            <text:p text:style-name="P133"><text:span text:style-name="T134"><text:tab/></text:span><text:span text:style-name="T135"><text:tab/>root_element = xmlDocGetRootElement(doc);</text:span></text:p>
            <text:p text:style-name="P136"/>
            <text:p text:style-name="P137"><text:span text:style-name="T138"><text:tab/></text:span><text:span text:style-name="T139"><text:tab/>print_element_names(root_element);</text:span></text:p>
            <text:soft-page-break/>
            <text:p text:style-name="P140"><text:span text:style-name="T141"><text:tab/></text:span><text:span text:style-name="T142"><text:tab/></text:span></text:p>
            <text:p text:style-name="P143"><text:span text:style-name="T144"><text:tab/></text:span><text:span text:style-name="T145"><text:tab/>/*free the document*/</text:span></text:p>
            <text:p text:style-name="P146"><text:span text:style-name="T147"><text:tab/></text:span><text:span text:style-name="T148"><text:tab/>xmlFreeDoc(doc);</text:span></text:p>
            <text:p text:style-name="P149"><text:span text:style-name="T150"><text:tab/>}</text:span></text:p>
            <text:p text:style-name="P151"><text:span text:style-name="T152"><text:tab/>/*Free the<text:s/></text:span><text:span text:style-name="T153">global variables that may have been allocated by the parser.*/</text:span></text:p>
            <text:p text:style-name="P154"><text:span text:style-name="T155"><text:tab/>xmlCleanupParser();</text:span></text:p>
            <text:p text:style-name="P156"><text:span text:style-name="T157"><text:tab/></text:span></text:p>
            <text:p text:style-name="P158"><text:span text:style-name="T159"><text:tab/>return (0);</text:span></text:p>
            <text:p text:style-name="P160"><text:span text:style-name="T161">}</text:span></text:p>
            <text:p text:style-name="P162"><text:span text:style-name="T163">/* Recursive function that prints the XML structure */</text:span></text:p>
            <text:p text:style-name="P164"/>
            <text:p text:style-name="P165"><text:span text:style-name="T166">static void print_element_names(xmlNode * a_node)</text:span></text:p>
            <text:p text:style-name="P167"><text:span text:style-name="T168">{</text:span></text:p>
            <text:p text:style-name="P169"><text:span text:style-name="T170"><text:tab/>xmlAttr *attributes = NULL;</text:span></text:p>
            <text:p text:style-name="P171"><text:span text:style-name="T172"><text:tab/>xmlNode *cur_node</text:span><text:span text:style-name="T173"><text:s/>= NULL;</text:span></text:p>
            <text:p text:style-name="P174"><text:span text:style-name="T175"><text:tab/>for (cur_node = a_node; cur_node; cur_node = cur_node-&gt;next) {<text:s/></text:span></text:p>
            <text:p text:style-name="P176"><text:span text:style-name="T177"><text:tab/></text:span><text:span text:style-name="T178"><text:tab/>if (cur_node-&gt;type == XML_ELEMENT_NODE) {</text:span></text:p>
            <text:p text:style-name="P179"><text:span text:style-name="T180"><text:tab/></text:span><text:span text:style-name="T181"><text:tab/></text:span><text:span text:style-name="T182"><text:tab/>printf("Node Type: Element, name: %s \n Its children's type is: %d \n Its children's<text:s/></text:span><text:span text:style-name="T183"><text:tab/>content is: %s \n children name:%s <text:s/>\n", cur_node</text:span><text:span text:style-name="T184">-&gt;name, cur_node-&gt;children-&gt;type, cur_node-&gt;children-&gt;content,cur_node-&gt;children-&gt;name);</text:span></text:p>
            <text:p text:style-name="P185"><text:span text:style-name="T186"><text:tab/></text:span><text:span text:style-name="T187"><text:tab/></text:span><text:span text:style-name="T188"><text:tab/>attributes = cur_node-&gt;properties;</text:span></text:p>
            <text:p text:style-name="P189"><text:span text:style-name="T190"><text:tab/></text:span><text:span text:style-name="T191"><text:tab/></text:span><text:span text:style-name="T192"><text:tab/>while(attributes)</text:span></text:p>
            <text:p text:style-name="P193"><text:span text:style-name="T194"><text:tab/></text:span><text:span text:style-name="T195"><text:tab/></text:span><text:span text:style-name="T196"><text:tab/>{</text:span></text:p>
            <text:p text:style-name="P197"><text:span text:style-name="T198"><text:tab/></text:span><text:span text:style-name="T199"><text:tab/></text:span><text:span text:style-name="T200"><text:tab/></text:span><text:span text:style-name="T201"><text:tab/>//display names and values of the attributes</text:span></text:p>
            <text:p text:style-name="P202"><text:span text:style-name="T203"><text:tab/></text:span><text:span text:style-name="T204"><text:tab/></text:span><text:span text:style-name="T205"><text:tab/></text:span><text:span text:style-name="T206"><text:tab/>printf("%s:%s\n"<text:s/></text:span><text:span text:style-name="T207">attributes -&gt;name , attributes -&gt;</text:span><text:span text:style-name="T208">children-&gt; content</text:span><text:span text:style-name="T209">);</text:span><text:span text:style-name="T210"><text:tab/></text:span></text:p>
            <text:p text:style-name="P211"><text:span text:style-name="T212"><text:tab/></text:span><text:span text:style-name="T213"><text:tab/></text:span><text:span text:style-name="T214"><text:tab/></text:span><text:span text:style-name="T215"><text:tab/>attributes = attributes-&gt;next;</text:span></text:p>
            <text:p text:style-name="P216"><text:span text:style-name="T217"><text:tab/></text:span><text:span text:style-name="T218"><text:tab/></text:span><text:span text:style-name="T219"><text:tab/>}</text:span><text:span text:style-name="T220"><text:tab/></text:span><text:span text:style-name="T221"><text:tab/></text:span></text:p>
            <text:p text:style-name="P222"><text:span text:style-name="T223"><text:tab/></text:span><text:span text:style-name="T224"><text:tab/></text:span></text:p>
            <text:p text:style-name="P225"><text:span text:style-name="T226"><text:tab/></text:span><text:span text:style-name="T227"><text:tab/>}</text:span></text:p>
            <text:p text:style-name="P228"><text:span text:style-name="T229"><text:tab/></text:span><text:span text:style-name="T230"><text:tab/>print_element_names(cur_node-&gt;children);</text:span></text:p>
            <text:p text:style-name="P231"><text:span text:style-name="T232"><text:tab/>}</text:span></text:p>
            <text:p text:style-name="P233"><text:span text:style-name="T234">}</text:span></text:p>
          </table:table-cell>
        </table:table-row>
      </table:table>
      <text:soft-page-break/>
      <text:p text:style-name="P235"><text:span text:style-name="T236">Below you can see the<text:s/></text:span><text:span text:style-name="T237">xmlNode</text:span><text:span text:style-name="T238"><text:s/>structure and <text:s/></text:span><text:span text:style-name="T239">xmlElementTypes<text:s/></text:span><text:span text:style-name="T240">enumarations.</text:span></text:p>
      <text:p text:style-name="P241"><draw:frame draw:z-index="251658240" draw:id="id0" draw:style-name="a0" draw:name="Object 1" text:anchor-type="as-char" svg:x="0in" svg:y="0in" svg:width="5.92708in" svg:height="3.281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42"><draw:frame draw:z-index="251658240" draw:id="id1" draw:style-name="a1" draw:name="Object 2" text:anchor-type="as-char" svg:x="0in" svg:y="0in" svg:width="2.9375in" svg:height="3.8854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h text:style-name="Başlık1" text:outline-level="1"/>
      <text:p text:style-name="P243"/>
      <text:p text:style-name="P244"/>
      <text:h text:style-name="Başlık1" text:outline-level="1">JSON</text:h>
      <text:p text:style-name="Normal">JSON is a data inter-exchange format. When compared to XML, it is very lightweight and more<text:s/><text:soft-page-break/>human-readable.<text:s/></text:p>
      <text:p text:style-name="Normal">JSON represents the data as<text:s/><text:span text:style-name="T245">key:value</text:span><text:s/>pairs, where the value can be string, numbers, arrays, boolean values or even null value.</text:p>
      <text:p text:style-name="Normal">It is<text:s/>nowadays very heavily used data format for data transfer in the web. Most languages like PHP have functions to manipulate JSON data. In case of C/C++, there are many libraries like json-c, json-glibc, jsoncpp.</text:p>
      <text:p text:style-name="Normal"/>
      <text:h text:style-name="Başlık2" text:outline-level="2">How to Install Json-C in Linux</text:h>
      <text:p text:style-name="Normal">json-c is a C<text:s/>library for manipulating JSON data in C/C++. You can execute the following command to install json-c library to Debian.</text:p>
      <text:p text:style-name="Normal"/>
      <text:p text:style-name="P246">sudo apt-get install libjson0 libjson0-dev</text:p>
      <text:p text:style-name="Normal"/>
      <text:h text:style-name="Başlık2" text:outline-level="2">Compiling a json-c program in Linux</text:h>
      <text:p text:style-name="Normal">To compile the program, we must use the “-l” option with the library name “json“. This helps in dynamic loading of the library libjson.</text:p>
      <text:p text:style-name="Normal"/>
      <text:p text:style-name="P247">gcc program.c -o program -ljson -std=c99</text:p>
      <text:p text:style-name="P248"/>
      <text:p text:style-name="P249"/>
      <text:h text:style-name="Başlık2" text:outline-level="2">1. JSON Parsing</text:h>
      <text:p text:style-name="Normal"><draw:frame draw:z-index="251653632" draw:id="id2" draw:style-name="a2" draw:name="Text Box 3" text:anchor-type="paragraph" svg:x="0in" svg:y="0.20417in" svg:width="6.47917in" svg:height="4.28681in" style:rel-width="scale" style:rel-height="scale"><draw:text-box><text:p text:style-name="AralıkYok">#include &lt;json/json.h&gt;</text:p><text:p text:style-name="AralıkYok">#include &lt;stdio.h&gt;</text:p><text:p text:style-name="AralıkYok"/><text:p text:style-name="AralıkYok">void json_parse(json_object * jobj) {</text:p><text:p text:style-name="AralıkYok"><text:tab/>enum json_type type;</text:p><text:p text:style-name="AralıkYok"><text:tab/>json_object_object_foreach(jobj, key, val) {</text:p><text:p text:style-name="AralıkYok"><text:tab/><text:tab/>type = json_object_get_type(val);</text:p><text:p text:style-name="AralıkYok"><text:tab/><text:tab/>switch (type) {</text:p><text:p text:style-name="AralıkYok"><text:tab/><text:tab/><text:tab/>case json_type_string:<text:s/></text:p><text:p text:style-name="AralıkYok"><text:tab/><text:tab/><text:tab/>printf("type: json_type_string, ");</text:p><text:p text:style-name="AralıkYok"><text:tab/><text:tab/><text:tab/>printf("value: %s\n", json_object_get_string(val));</text:p><text:p text:style-name="AralıkYok"><text:tab/><text:tab/><text:tab/>break;</text:p><text:p text:style-name="AralıkYok"><text:tab/><text:tab/>}</text:p><text:p text:style-name="AralıkYok"><text:tab/>}</text:p><text:p text:style-name="AralıkYok">}</text:p><text:p text:style-name="AralıkYok">int main() {</text:p><text:p text:style-name="AralıkYok"><text:tab/>char * string = "{ \"site\" : \" coding\", \"purpose\" : \" tips\", \"platform\" : \"temp\" }";</text:p><text:p text:style-name="AralıkYok"><text:tab/>printf ("JSON string: %s\n", string);</text:p><text:p text:style-name="AralıkYok"><text:tab/>json_object * jobj = json_tokener_parse(string);</text:p><text:p text:style-name="AralıkYok"><text:tab/>json_parse(jobj);</text:p><text:p text:style-name="AralıkYok"><text:tab/>return 0;</text:p><text:p text:style-name="AralıkYok">}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opy-paste the above code<text:s/>to “simplej.c” and compile with<text:s/></text:p>
      <text:p text:style-name="Normal">gcc simplejson.c -o simplejson -ljson -std=c99</text:p>
      <text:p text:style-name="Normal">./simplejson</text:p>
      <text:p text:style-name="Normal"/>
      <text:p text:style-name="Normal"><text:span text:style-name="T250">json_object_object_foreach</text:span><text:s/>is a macro defined something like thi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opy-paste the above code to “simplej.c” and compile with<text:s/></text:p>
      <text:p text:style-name="Normal">gcc simplejson.c -o simplejson<text:s/>-ljson -std=c99</text:p>
      <text:p text:style-name="Normal">./simplejson</text:p>
      <text:p text:style-name="Normal"/>
      <text:p text:style-name="Normal"><text:span text:style-name="T251">json_object_object_foreach</text:span><text:s/>is a macro defined something like this</text:p>
      <text:p text:style-name="Normal"/>
      <text:p text:style-name="Normal">#define json_object_object_foreach(obj,key,val)<text:s/></text:p>
      <text:p text:style-name="Normal">char *key; struct json_object *val;<text:s/></text:p>
      <text:p text:style-name="Normal"/>
      <text:p text:style-name="Normal"/>
      <text:p text:style-name="Normal"/>
      <text:p text:style-name="Normal">A json object can have any of the following types</text:p>
      <text:list text:style-name="LFO1" text:continue-numbering="true">
        <text:list-item>
          <text:p text:style-name="P252">null</text:p>
        </text:list-item>
        <text:list-item>
          <text:p text:style-name="P253">boolean</text:p>
        </text:list-item>
        <text:list-item>
          <text:p text:style-name="P254">double</text:p>
        </text:list-item>
        <text:list-item>
          <text:p text:style-name="P255">int</text:p>
        </text:list-item>
        <text:list-item>
          <text:p text:style-name="P256">object</text:p>
        </text:list-item>
        <text:list-item>
          <text:p text:style-name="P257">array</text:p>
        </text:list-item>
        <text:list-item>
          <text:p text:style-name="P258">string</text:p>
        </text:list-item>
      </text:list>
      <text:p text:style-name="Normal"/>
      <text:p text:style-name="Normal"><text:span text:style-name="T259">json_object_get_type()</text:span><text:s/>gives you the type of every object.</text:p>
      <text:p text:style-name="Normal"><draw:frame draw:z-index="251654656" draw:id="id3" draw:style-name="a3" draw:name="Text Box 7" text:anchor-type="paragraph" svg:x="0in" svg:y="0.00625in" svg:width="6.4875in" svg:height="0.34375in" style:rel-width="scale" style:rel-height="scale"><draw:text-box><text:p text:style-name="Normal">enum json_type json_object_get_type(struct <text:s/>json_object *this);</text:p></draw:text-box><svg:title/><svg:desc/></draw:frame></text:p>
      <text:p text:style-name="Normal"/>
      <text:p text:style-name="Normal">It accepts a json_object and returns the type of the json object. The values can be</text:p>
      <text:list text:style-name="LFO2" text:continue-numbering="true">
        <text:list-item>
          <text:p text:style-name="P260">json_type_boolean</text:p>
        </text:list-item>
        <text:list-item>
          <text:p text:style-name="P261">json_type_double</text:p>
        </text:list-item>
        <text:list-item>
          <text:p text:style-name="P262">json_type_int</text:p>
        </text:list-item>
        <text:list-item>
          <text:p text:style-name="P263">json_type_object</text:p>
        </text:list-item>
        <text:list-item>
          <text:p text:style-name="P264">json_type_array</text:p>
        </text:list-item>
        <text:list-item>
          <text:p text:style-name="P265">json_type_string</text:p>
        </text:list-item>
      </text:list>
      <text:p text:style-name="Normal"/>
      <text:h text:style-name="Başlık2" text:outline-level="2">Task 1</text:h>
      <text:p text:style-name="Normal">Modify the previous code, so that it gives the output below:</text:p>
      <text:p text:style-name="Normal"><draw:frame draw:z-index="251655680" draw:id="id4" draw:style-name="a4" draw:name="Text Box 4" text:anchor-type="paragraph" svg:x="0in" svg:y="0.13472in" svg:width="6.47917in" svg:height="1.92639in" style:rel-width="scale" style:rel-height="scale"><draw:text-box><text:p text:style-name="Normal">JSON string: { "id" : 10, "name" : "Ali", "surname" : "Veli", "gpa" : 3.22, "repeat" : false }</text:p><text:p text:style-name="Normal">type:<text:s/>json_type_int, key: id, value: 10</text:p><text:p text:style-name="Normal">type: json_type_string, key: name, value: Ali</text:p><text:p text:style-name="Normal">type: json_type_string, key: surname, value: Veli</text:p><text:p text:style-name="Normal">type: json_type_double, key: gpa, value: 3.220000</text:p><text:p text:style-name="Normal">type: json_type_boolean, key: repeat, value: false</text:p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Your Code:</text:p>
      <text:p text:style-name="Normal"/>
      <text:p text:style-name="Normal"/>
      <text:p text:style-name="Normal"/>
      <text:soft-page-break/>
      <text:p text:style-name="Normal"><draw:frame draw:z-index="251657728" draw:id="id5" draw:style-name="a5" draw:name="Text Box 13" text:anchor-type="paragraph" svg:x="-0.22014in" svg:y="-0.36944in" svg:width="6.47917in" svg:height="8.39167in" style:rel-width="scale" style:rel-height="scale"><draw:text-box><text:p text:style-name="Normal">#include &lt;json/json.h&gt;</text:p><text:p text:style-name="Normal">#include &lt;stdio.h&gt;</text:p><text:p text:style-name="Normal"/><text:p text:style-name="Normal">void json_parse(json_object * jobj) {</text:p><text:p text:style-name="Normal"><text:tab/>enum json_type type;</text:p><text:p text:style-name="Normal"><text:tab/>json_object_object_foreach(jobj, key, val) {</text:p><text:p text:style-name="Normal"><text:tab/><text:tab/>type = json_object_get_type(val);</text:p><text:p text:style-name="Normal"><text:tab/><text:tab/>switch (type) {</text:p><text:p text:style-name="Normal"><text:tab/><text:tab/><text:tab/>case json_type_string:<text:s/></text:p><text:p text:style-name="Normal"><text:tab/><text:tab/><text:tab/>printf("type:<text:s/>json_type_string, ");</text:p><text:p text:style-name="Normal"><text:tab/><text:tab/><text:tab/>printf("value: %s\n", json_object_get_string(val));</text:p><text:p text:style-name="Normal"><text:tab/><text:tab/><text:tab/>break;</text:p><text:p text:style-name="Normal"><text:tab/><text:tab/><text:tab/>case json_type_int:</text:p><text:p text:style-name="Normal"><text:tab/><text:tab/><text:tab/>printf("type: json_type_int, ");</text:p><text:p text:style-name="Normal"><text:tab/><text:tab/><text:tab/>printf("value: %d\n", json_object_get_int(val));</text:p><text:p text:style-name="Normal"><text:tab/><text:tab/><text:tab/>break;</text:p><text:p text:style-name="Normal"><text:tab/><text:tab/><text:tab/>case json_type_double:</text:p><text:p text:style-name="Normal"><text:tab/><text:tab/><text:tab/>printf("type:<text:s/>json_type_double, ");</text:p><text:p text:style-name="Normal"><text:tab/><text:tab/><text:tab/>printf("value: %f\n", json_object_get_double(val));</text:p><text:p text:style-name="Normal"><text:tab/><text:tab/><text:tab/>break;</text:p><text:p text:style-name="Normal"><text:tab/><text:tab/><text:tab/>case json_type_boolean:</text:p><text:p text:style-name="Normal"><text:tab/><text:tab/><text:tab/>printf("type: json_type_double, ");</text:p><text:p text:style-name="Normal"><text:tab/><text:tab/><text:tab/>printf("value: %d\n", json_object_get_double(val));</text:p><text:p text:style-name="Normal"><text:tab/><text:tab/><text:tab/>break;</text:p><text:p text:style-name="Normal"><text:tab/><text:tab/>}</text:p><text:p text:style-name="Normal"><text:tab/>}</text:p><text:p text:style-name="Normal">}</text:p><text:p text:style-name="Normal">int main() {</text:p><text:p text:style-name="Normal"><text:tab/>char * string =<text:s/>"{ \"id\" : 10, \"name\" : \" Ali\", \"surname\" : \"veli\", \"gpa\" : 3.22, \"repeat\" : false }";</text:p><text:p text:style-name="Normal"><text:tab/>printf ("JSON string: %s\n", string);</text:p><text:p text:style-name="Normal"><text:tab/>json_object * jobj = json_tokener_parse(string);</text:p><text:p text:style-name="Normal"><text:tab/>json_parse(jobj);</text:p><text:p text:style-name="Normal"><text:tab/>return 0;</text:p><text:p text:style-name="Normal">}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Başlık2" text:outline-level="2">2. Creating a<text:s/>New JSON Object<text:s/></text:h>
      <text:p text:style-name="Normal"><text:span text:style-name="T266">json_object_new_object</text:span><text:s/>is used to create a new json object. Once you create a json object, you can add more objects to it.</text:p>
      <text:p text:style-name="Normal"><draw:frame draw:z-index="251656704" draw:id="id6" draw:style-name="a6" draw:name="Text Box 8" text:anchor-type="paragraph" svg:x="0in" svg:y="0.3125in" svg:width="6.47917in" svg:height="0.32014in" style:rel-width="scale" style:rel-height="scale"><draw:text-box><text:p text:style-name="Normal">json_object * json_object_new_object ()</text:p></draw:text-box><svg:title/><svg:desc/></draw:frame>The syntax of the function is</text:p>
      <text:p text:style-name="Normal"/>
      <text:p text:style-name="Normal"/>
      <text:p text:style-name="Normal">As you can see, it returns a pointer to the json object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Başlık2" text:outline-level="2">2. Creating a New JSON Object<text:s/></text:h>
      <text:p text:style-name="Normal"><text:span text:style-name="T267">json_object_new_object</text:span><text:s/>is used to create a new json object. Once you create a json object, you can add more objects to it.</text:p>
      <text:p text:style-name="Normal"><draw:frame draw:z-index="251658752" draw:id="id7" draw:style-name="a7" draw:name="Text Box 14" text:anchor-type="paragraph" svg:x="0in" svg:y="0.3125in" svg:width="6.47917in" svg:height="0.32014in" style:rel-width="scale" style:rel-height="scale"><draw:text-box><text:p text:style-name="Normal">json_object * json_object_new_object ()</text:p></draw:text-box><svg:title/><svg:desc/></draw:frame>The syntax of the<text:s/>function is</text:p>
      <text:p text:style-name="Normal"/>
      <text:p text:style-name="Normal"/>
      <text:p text:style-name="Normal"/>
      <text:p text:style-name="Normal">As you can see, it returns a pointer to the json_object.</text:p>
      <text:p text:style-name="Normal"/>
      <text:p text:style-name="Normal">The following program shows the usage of the function</text:p>
      <text:p text:style-name="Normal"><draw:frame draw:z-index="251659776" draw:id="id8" draw:style-name="a8" draw:name="Text Box 20" text:anchor-type="paragraph" svg:x="0in" svg:y="0.11806in" svg:width="6.47153in" svg:height="8.54306in" style:rel-width="scale" style:rel-height="scale"><draw:text-box><text:p text:style-name="AralıkYok">#include &lt;json/json.h&gt;</text:p><text:p text:style-name="AralıkYok">#include &lt;stdio.h&gt;</text:p><text:p text:style-name="AralıkYok"/><text:p text:style-name="AralıkYok">int main() {</text:p><text:p text:style-name="AralıkYok"><text:tab/>/*Creating a json object*/</text:p><text:p text:style-name="AralıkYok"><text:tab/>json_object * jobj =<text:s/>json_object_new_object();</text:p><text:p text:style-name="AralıkYok"><text:tab/></text:p><text:p text:style-name="AralıkYok"><text:tab/>/*Creating a json string*/</text:p><text:p text:style-name="AralıkYok"><text:tab/>json_object *jstring = json_object_new_string("Ali Veli");</text:p><text:p text:style-name="AralıkYok"><text:tab/></text:p><text:p text:style-name="AralıkYok"><text:tab/>/*Creating a json integer*/</text:p><text:p text:style-name="AralıkYok"><text:tab/>json_object *jint = json_object_new_int(20);</text:p><text:p text:style-name="AralıkYok"><text:tab/></text:p><text:p text:style-name="AralıkYok"><text:tab/>/*Creating a jsonboolean*/</text:p><text:p text:style-name="AralıkYok"><text:tab/>json_object *jboolean =<text:s/>json_object_new_boolean(1);</text:p><text:p text:style-name="AralıkYok"><text:tab/></text:p><text:p text:style-name="AralıkYok"><text:tab/>/*Creating a json double*/</text:p><text:p text:style-name="AralıkYok"><text:tab/>json_object *jdouble = json_object_new_double(3.84);</text:p><text:p text:style-name="AralıkYok"><text:tab/></text:p><text:p text:style-name="AralıkYok"><text:tab/>/*Creating a json array*/</text:p><text:p text:style-name="AralıkYok"><text:tab/>json_object *jarray = json_object_new_array();</text:p><text:p text:style-name="AralıkYok"><text:tab/></text:p><text:p text:style-name="AralıkYok"><text:tab/>/*Creatingjson strings*/</text:p><text:p text:style-name="AralıkYok"><text:tab/>json_object *jstring1 = json_object_new_string("c");</text:p><text:p text:style-name="AralıkYok"><text:tab/>json_object *jstring2 = json_object_new_string("c#");</text:p><text:p text:style-name="AralıkYok"><text:tab/>json_object *jstring3 = json_object_new_string("java");</text:p><text:p text:style-name="AralıkYok"><text:tab/></text:p><text:p text:style-name="AralıkYok"><text:tab/>/*Adding the above created json strings to the array*/</text:p><text:p text:style-name="AralıkYok"><text:tab/>json_object_array_add(jarray, jstring1);</text:p><text:p text:style-name="AralıkYok"><text:tab/>json_object_array_add(jarray, jstring2);</text:p><text:p text:style-name="AralıkYok"><text:tab/>json_object_array_add(jarray, jstring3);</text:p><text:p text:style-name="AralıkYok"><text:tab/></text:p><text:p text:style-name="AralıkYok"><text:tab/>/*Form the json object*/</text:p><text:p text:style-name="AralıkYok"><text:tab/>/*Each of these is like a key value pair*/</text:p><text:p text:style-name="AralıkYok"><text:tab/>json_object_object_add(jobj, "Name", jstring);</text:p><text:p text:style-name="AralıkYok"><text:tab/>json_object_object_add(jobj, "Alive", jboolean);</text:p><text:p text:style-name="AralıkYok"><text:tab/>json_object_object_add(jobj, "GPA", jdouble);</text:p><text:p text:style-name="AralıkYok"><text:tab/>json_object_object_add(jobj, "Age", jint);</text:p><text:p text:style-name="AralıkYok"><text:tab/>json_object_object_add(jobj, "Skills", jarray);</text:p><text:p text:style-name="AralıkYok"><text:tab/></text:p><text:p text:style-name="AralıkYok"><text:tab/>/*Now printing the json object*/</text:p><text:p text:style-name="AralıkYok"><text:tab/>printf ("The json object created: %s\n",json_object_to_json_string(jobj));</text:p><text:p text:style-name="AralıkYok"><text:tab/></text:p><text:p text:style-name="AralıkYok">}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Başlık2" text:outline-level="2"/>
      <text:h text:style-name="Başlık2" text:outline-level="2"/>
      <text:h text:style-name="Başlık2" text:outline-level="2"/>
      <text:h text:style-name="Başlık2" text:outline-level="2"/>
      <text:h text:style-name="Başlık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Başlık2" text:outline-level="2">Task 2</text:h>
      <text:p text:style-name="Normal"><draw:frame draw:z-index="251660800" draw:id="id9" draw:style-name="a9" draw:name="Text Box 22" text:anchor-type="paragraph" svg:x="0in" svg:y="0.37778in" svg:width="6.47917in" svg:height="0.60764in" style:rel-width="scale" style:rel-height="scale"><draw:text-box><text:p text:style-name="Normal">The json object created: { "Name": "Ali Veli", "Age": 19, "Address": { "Country": "Türkiye", "City": "İzmir", "Province": "Buca" }, "Parents": [ { "Mother": "Ayşe" }, { "Father": "Mehmet" } ] }</text:p></draw:text-box><svg:title/><svg:desc/></draw:frame>Modify the<text:s/>previous code to get the output:</text:p>
      <text:p text:style-name="Normal"/>
      <text:p text:style-name="Normal">Your Code:</text:p>
      <text:p text:style-name="Normal"><draw:frame draw:z-index="251661824" draw:id="id10" draw:style-name="a10" draw:name="Text Box 21" text:anchor-type="paragraph" svg:x="0in" svg:y="0.04444in" svg:width="6.4875in" svg:height="7.01528in" style:rel-width="scale" style:rel-height="scale"><draw:text-box><text:p text:style-name="Normal">#include &lt;json/json.h&gt;</text:p><text:p text:style-name="Normal">#include &lt;stdio.h&gt;</text:p><text:p text:style-name="Normal"/><text:p text:style-name="Normal">int main() {</text:p><text:p text:style-name="Normal"><text:tab/>/*Creating a json object*/</text:p><text:p text:style-name="Normal"><text:tab/>json_object * jobj = json_object_new_object();</text:p><text:p text:style-name="Normal"><text:tab/>json_object * adres = json_object_new_object();</text:p><text:p text:style-name="Normal"><text:tab/>json_object * mother = json_object_new_object();</text:p><text:p text:style-name="Normal"><text:tab/>json_object * father = json_object_new_object();</text:p><text:p text:style-name="Normal"><text:tab/></text:p><text:p text:style-name="Normal"><text:tab/>/*Creating a json string*/</text:p><text:p text:style-name="Normal"><text:tab/>json_object *jstring = json_object_new_string("Ali Veli");</text:p><text:p text:style-name="Normal"><text:tab/></text:p><text:p text:style-name="Normal"><text:tab/>/*Creating a json integer*/</text:p><text:p text:style-name="Normal"><text:tab/>json_object *jint = json_object_new_int(19);</text:p><text:p text:style-name="Normal"><text:tab/></text:p><text:p text:style-name="Normal"><text:tab/>/*Creating a jsonboolean*/</text:p><text:p text:style-name="Normal"><text:tab/>json_object *jstring4 = json_object_new_string("Buca");</text:p><text:p text:style-name="Normal"><text:tab/>json_object *jstring5 = json_object_new_string("Türkiye");</text:p><text:p text:style-name="Normal"><text:tab/>json_object *jstring6 = json_object_new_string("İzmir");</text:p><text:p text:style-name="Normal"><text:tab/></text:p><text:p text:style-name="Normal"><text:tab/>/*Creating a json double*/</text:p><text:p text:style-name="Normal"><text:tab/>json_object *jdouble = json_object_new_double(3.84);</text:p><text:p text:style-name="Normal"><text:tab/></text:p><text:p text:style-name="Normal"><text:tab/>/*Creating a json array*/</text:p><text:p text:style-name="Normal"><text:tab/>json_object *jarray = json_object_new_array();</text:p><text:p text:style-name="Normal"><text:tab/></text:p><text:p text:style-name="Normal"><text:tab/>/*Creatingjson strings*/</text:p><text:p text:style-name="Normal"><text:tab/>json_object *jstring1 = json_object_new_string("Ayşe");</text:p><text:p text:style-name="Normal"><text:tab/>json_object *jstring2 = json_object_new_string("Mehmet");</text:p><text:p text:style-name="Normal"><text:tab/></text:p><text:p text:style-name="Normal"><text:tab/>/*Adding the above created json strings to the array*/</text:p><text:p text:style-name="Normal"><text:tab/></text:p><text:p text:style-name="Normal"><text:tab/></text:p><text:p text:style-name="Normal"><text:tab/></text:p><text:p text:style-name="Normal"><text:tab/>/*Form the json object*/</text:p><text:p text:style-name="Normal"><text:tab/>/*Each of these is like a key value pair*/</text:p><text:p text:style-name="Normal"/><text:p text:style-name="Normal"><text:tab/>json_object_object_add(jobj, "Name", jstring);</text:p><text:p text:style-name="Normal"><text:tab/>json_object_object_add(jobj, "Age", jint);</text:p><text:p text:style-name="Normal"><text:tab/></text:p><text:p text:style-name="Normal"><text:tab/>json_object_object_add(adres, "Country", jstring5);</text:p><text:p text:style-name="Normal"><text:tab/>json_object_object_add(adres, "City", jstring6);</text:p><text:p text:style-name="Normal"><text:tab/>json_object_object_add(adres, "Province", jstring4);</text:p><text:p text:style-name="Normal"><text:tab/>json_object_object_add(jobj, "Address", adres);</text:p><text:p text:style-name="Normal"><text:tab/>json_object_object_add(mother, "Mother", jstring1);</text:p><text:p text:style-name="Normal"><text:tab/>json_object_object_add(father, "Father", jstring2);</text:p><text:p text:style-name="Normal"><text:tab/>json_object_array_add(jarray, mother);</text:p><text:p text:style-name="Normal"><text:tab/>json_object_array_add(jarray, father);</text:p><text:p text:style-name="Normal"><text:tab/>json_object_object_add(jobj, "Parents", jarray);</text:p><text:p text:style-name="Normal"><text:tab/></text:p><text:p text:style-name="Normal"><text:tab/>/*Now printing the json object*/</text:p><text:p text:style-name="Normal"><text:tab/>printf ("The json object created: %s\n",json_object_to_json_string(jobj));</text:p><text:p text:style-name="Normal"><text:tab/></text:p><text:p text:style-name="Normal">}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widows="2" fo:orphans="2" style:punctuation-wrap="hanging" style:text-autospace="ideograph-alpha" style:vertical-align="auto" fo:margin-top="0.1666in" fo:line-height="102%"/>
      <style:text-properties style:font-name="Cambria" fo:color="#365F91" style:letter-kerning="false" fo:font-size="16pt" style:font-size-asian="16pt" style:font-size-complex="16pt" fo:language="en" fo:country="US" style:language-asian="en" style:country-asian="US" fo:hyphenate="tru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widows="2" fo:orphans="2" style:punctuation-wrap="hanging" style:text-autospace="ideograph-alpha" style:vertical-align="auto" fo:margin-top="0.0277in" fo:line-height="102%"/>
      <style:text-properties style:font-name="Cambria" fo:color="#365F91" style:letter-kerning="false" fo:font-size="13pt" style:font-size-asian="13pt" style:font-size-complex="13pt" fo:language="en" fo:country="US" style:language-asian="en" style:country-asian="US" fo:hyphenate="tru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mbria" style:font-name-asian="Times New Roman" style:font-name-complex="Times New Roman" fo:color="#365F91" style:letter-kerning="false" fo:font-size="16pt" style:font-size-asian="16pt" style:font-size-complex="16pt" fo:language="en" fo:country="US" style:language-asian="en" style:country-asian="US"/>
    </style:style>
    <style:style style:name="Heading2Char" style:display-name="Heading 2 Char" style:family="text" style:parent-style-name="VarsayılanParagrafYazıTipi">
      <style:text-properties style:font-name="Cambria" style:font-name-asian="Times New Roman" style:font-name-complex="Times New Roman" fo:color="#365F91" style:letter-kerning="false" fo:font-size="13pt" style:font-size-asian="13pt" style:font-size-complex="13pt" fo:language="en" fo:country="US" style:language-asian="en" style:country-asian="US"/>
    </style:style>
    <style:style style:name="AralıkYok" style:display-name="Aralık Yok" style:family="paragraph">
      <style:paragraph-properties fo:widows="2" fo:orphans="2" style:punctuation-wrap="hanging" style:text-autospace="ideograph-alpha" style:vertical-align="auto"/>
      <style:text-properties style:letter-kerning="false" fo:language="en" fo:country="US" style:language-asian="en" style:country-asian="US" fo:hyphenate="true"/>
    </style:style>
    <style:style style:name="NoSpacingChar" style:display-name="No Spacing Char" style:family="text" style:parent-style-name="VarsayılanParagrafYazıTipi">
      <style:text-properties style:font-name="Calibri" style:font-name-asian="Times New Roman" style:font-name-complex="Times New Roman" style:letter-kerning="false" fo:language="en" fo:country="US" style:language-asian="en" style:country-asian="US"/>
    </style:style>
    <style:style style:name="ListeParagraf" style:display-name="Liste Paragraf" style:family="paragraph" style:parent-style-name="Normal">
      <style:paragraph-properties fo:widows="2" fo:orphans="2" style:punctuation-wrap="hanging" style:text-autospace="ideograph-alpha" style:vertical-align="auto" fo:margin-bottom="0.1111in" fo:line-height="102%" fo:margin-left="0.5in">
        <style:tab-stops/>
      </style:paragraph-properties>
      <style:text-properties style:font-name-asian="Calibri" style:letter-kerning="false" fo:language="en" fo:country="US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boratuar</meta:initial-creator>
    <dc:creator>Laboratuar</dc:creator>
    <meta:creation-date>2017-03-09T14:39:00Z</meta:creation-date>
    <dc:date>2017-03-09T15:03:00Z</dc:date>
    <meta:template xlink:href="Normal" xlink:type="simple"/>
    <meta:editing-cycles>3</meta:editing-cycles>
    <meta:editing-duration>PT0S</meta:editing-duration>
    <meta:document-statistic meta:page-count="9" meta:paragraph-count="10" meta:word-count="815" meta:character-count="5457" meta:row-count="38" meta:non-whitespace-character-count="4652"/>
  </office:meta>
</office:document-meta>
</file>